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244.94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35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true"/>
    </style:style>
    <style:style style:name="ro3" style:family="table-row">
      <style:table-row-properties style:row-height="52.89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able-cell-properties fo:border="0.06pt solid #000000"/>
      <style:map style:condition="cell-content()=&quot;NG&quot;" style:apply-style-name="Untitled1" style:base-cell-address="CheckList.D7"/>
      <style:map style:condition="cell-content()=&quot;NA&quot;" style:apply-style-name="Untitled2" style:base-cell-address="CheckList.D7"/>
    </style:style>
    <style:style style:name="gr1" style:family="graphic">
      <style:graphic-properties draw:fill-color="#ffff66" draw:textarea-horizontal-align="justify" draw:textarea-vertical-align="middle" draw:auto-grow-height="false" fo:min-height="50.91pt" fo:min-width="124.92pt"/>
    </style:style>
    <style:style style:name="P1" style:family="paragraph">
      <loext:graphic-properties draw:fill-color="#ffff66"/>
    </style:style>
    <style:style style:name="T1" style:family="tex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CheckList" table:style-name="ta1">
        <table:shapes>
          <draw:custom-shape draw:z-index="0" draw:style-name="gr1" draw:text-style-name="P1" svg:width="124.92pt" svg:height="50.91pt" svg:x="401.95pt" svg:y="61.48pt">
            <text:p>&gt; OK: 测试通过</text:p>
            <text:p>&gt; NG: 测试不通过</text:p>
            <text:p>&gt; NA: 测试受限 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K3288开发板功能CheckList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<text:span text:style-name="T1">系统参数：</text:span></text:p>
            <text:p>内核：Linux Kernel 4.4.55</text:p>
            <text:p>系统：Ubuntu16.04 32位</text:p>
            <text:p>镜像：Ford_RK3288_Kernel4.4.55_Firefly_Ubuntu1604_20170809_2139.img</text:p>
          </table:table-cell>
          <table:covered-table-cell table:style-name="ce2"/>
          <table:covered-table-cell table:number-columns-repeated="2" table:style-name="Default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</table:table-row>
        <table:table-row table:style-name="ro4">
          <table:table-cell/>
          <table:table-cell table:style-name="ce3" office:value-type="string" calcext:value-type="string">
            <text:p>功能</text:p>
          </table:table-cell>
          <table:table-cell table:style-name="ce3" office:value-type="string" calcext:value-type="string">
            <text:p>描述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/>
          <table:table-cell table:style-name="ce4" office:value-type="string" calcext:value-type="string" table:number-columns-spanned="1" table:number-rows-spanned="4">
            <text:p>有线网络</text:p>
          </table:table-cell>
          <table:table-cell office:value-type="string" calcext:value-type="string">
            <text:p>1. 系统支持有线网络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table:style-name="ce7" office:value-type="string" calcext:value-type="string">
            <text:p>2. 自动完成配置，如IP/DNS等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table:style-name="ce7" office:value-type="string" calcext:value-type="string">
            <text:p>3. 自动连接，并实现网络通信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table:style-name="ce7" office:value-type="string" calcext:value-type="string">
            <text:p>4. SDL实现TCP/IP连接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 table:number-columns-spanned="1" table:number-rows-spanned="4">
            <text:p>WIFI网络</text:p>
          </table:table-cell>
          <table:table-cell office:value-type="string" calcext:value-type="string">
            <text:p>1. 系统支持Wifi网络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正常搜索Wifi信号并连接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3. 连接完成即可实现网络通信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table:style-name="ce7" office:value-type="string" calcext:value-type="string">
            <text:p>4. SDL实现TCP/IP连接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USB支持</text:p>
          </table:table-cell>
          <table:table-cell table:style-name="ce7" office:value-type="string" calcext:value-type="string">
            <text:p>1. 开发板USB正常识别U盘/手机等设备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table:style-name="ce7" office:value-type="string" calcext:value-type="string">
            <text:p>2. SDL通过USB连接并注册应用成功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6">
            <text:p>板载蓝牙</text:p>
          </table:table-cell>
          <table:table-cell office:value-type="string" calcext:value-type="string">
            <text:p>1. 系统支持蓝牙功能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板载蓝牙驱动有问题，尚未解决，暂时用外置蓝牙适配器代替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2. 正常搜索蓝牙设备并连接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3. 支持High Fidelity Capture(A2DP Source)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4. 支持Headset Audio Gateway(HSP/HFP)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5. 测试蓝牙音频播放正常（HOST）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6. 测试蓝牙音频接收正常（Slaver）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6">
            <text:p>外置蓝牙</text:p>
          </table:table-cell>
          <table:table-cell office:value-type="string" calcext:value-type="string">
            <text:p>1. 系统支持蓝牙功能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正常搜索蓝牙设备并连接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3. 支持High Fidelity Capture(A2DP Sourc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4. 支持Headset Audio Gateway(HSP/HFP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5. 测试蓝牙音频播放正常（HOST）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string" calcext:value-type="string">
            <text:p>6. 测试蓝牙音频接收正常（Slaver）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5">
            <text:p>硬件解码</text:p>
          </table:table-cell>
          <table:table-cell office:value-type="string" calcext:value-type="string">
            <text:p>1. 系统支持H264解码库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系统支持Gstreamer1.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3. 系统支持rkximage硬件解码插件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4. 测试硬件解码，音频/视频播放正常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5. SDL硬件上屏成功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音频输出</text:p>
          </table:table-cell>
          <table:table-cell office:value-type="string" calcext:value-type="string">
            <text:p>1. 系统支持音频输出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测试音频/视频文件，3.5mm音频接口正常输出声音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4">
            <text:p>LCD屏支持</text:p>
          </table:table-cell>
          <table:table-cell office:value-type="string" calcext:value-type="string">
            <text:p>1. LCD点亮正常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画面清晰，无变形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3. 分辨率正常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4. 断开VGA连接，LCD工作正常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 table:number-columns-spanned="1" table:number-rows-spanned="4">
            <text:p>触摸屏支持</text:p>
          </table:table-cell>
          <table:table-cell office:value-type="string" calcext:value-type="string">
            <text:p>1. 触摸鼠标跟随移动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2. 触摸坐标与鼠标坐标一致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 table:style-name="ce6"/>
          <table:table-cell office:value-type="string" calcext:value-type="string">
            <text:p>3. 单击/双击正常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/>
          <table:covered-table-cell table:style-name="ce6"/>
          <table:table-cell office:value-type="string" calcext:value-type="string">
            <text:p>4. 多点触控正常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触摸屏硬件上是支持多点触摸的，但是ubuntu系统上无法使用</text:p>
          </table:table-cell>
        </table:table-row>
        <calcext:conditional-formats>
          <calcext:conditional-format calcext:target-range-address="CheckList.D7:CheckList.D43">
            <calcext:condition calcext:apply-style-name="Untitled1" calcext:value="=&quot;NG&quot;" calcext:base-cell-address="CheckList.D7"/>
            <calcext:condition calcext:apply-style-name="Untitled2" calcext:value="=&quot;NA&quot;" calcext:base-cell-address="CheckList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09:40:09.315707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11:08.685774388</meta:creation-date>
    <dc:date>2017-08-18T09:42:19.753345854</dc:date>
    <meta:editing-duration>PT5H14M49S</meta:editing-duration>
    <meta:editing-cycles>19</meta:editing-cycles>
    <meta:generator>LibreOffice/5.2.7.2$Linux_X86_64 LibreOffice_project/20m0$Build-2</meta:generator>
    <meta:document-statistic meta:table-count="1" meta:cell-count="88" meta:object-count="1"/>
  </office:meta>
</office:document-meta>
</file>